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43cm"/>
    </style:style>
    <style:style style:name="gr9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1.438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333333" draw:textarea-horizontal-align="justify" draw:textarea-vertical-align="middle" draw:auto-grow-height="fals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text-position="sub 58%" fo:font-size="6pt" style:font-size-asian="6pt" style:font-size-complex="6pt"/>
    </style:style>
    <style:style style:name="T4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62cm" svg:height="0.806cm" svg:x="4.934cm" svg:y="1.516cm">
          <draw:text-box>
            <text:p><text:span text:style-name="T1">N</text:span></text:p>
          </draw:text-box>
        </draw:frame>
        <draw:frame draw:style-name="gr1" draw:text-style-name="P1" draw:layer="layout" svg:width="0.832cm" svg:height="0.806cm" svg:x="5.446cm" svg:y="1.043cm">
          <draw:text-box>
            <text:p><text:span text:style-name="T1">S</text:span></text:p>
          </draw:text-box>
        </draw:frame>
        <draw:frame draw:style-name="gr1" draw:text-style-name="P2" draw:layer="layout" svg:width="0.761cm" svg:height="0.558cm" svg:x="6.213cm" svg:y="2.604cm">
          <draw:text-box>
            <text:p><text:span text:style-name="T2">-a</text:span><text:span text:style-name="T3">1</text:span></text:p>
          </draw:text-box>
        </draw:frame>
        <draw:frame draw:style-name="gr1" draw:text-style-name="P2" draw:layer="layout" svg:width="0.761cm" svg:height="0.558cm" svg:x="4.822cm" svg:y="0.5cm">
          <draw:text-box>
            <text:p><text:span text:style-name="T2">-a</text:span><text:span text:style-name="T3">2</text:span></text:p>
          </draw:text-box>
        </draw:frame>
        <draw:path draw:style-name="gr2" draw:text-style-name="P3" draw:layer="layout" svg:width="2.082cm" svg:height="2.081cm" svg:x="4.846cm" svg:y="0.863cm" svg:viewBox="0 0 2083 2082" svg:d="m556 329v-155c0-86 216-174 432-174s432 88 433 175v154h-99v390l432 1v-97h154c86 1 175 217 175 433s-89 431-176 432h-153v-98l-432-1 1 368 107-1v153c0 85-216 173-431 173s-432-88-433-173v-153h86l1-367-327 1v107h-153c-85 0-173-215-173-431s88-432 173-433l153 1-1 86h327v-391z">
          <text:p/>
        </draw:path>
        <draw:frame draw:style-name="gr1" draw:text-style-name="P1" draw:layer="layout" svg:width="0.832cm" svg:height="0.806cm" svg:x="5.442cm" svg:y="2.035cm">
          <draw:text-box>
            <text:p><text:span text:style-name="T1">S</text:span></text:p>
          </draw:text-box>
        </draw:frame>
        <draw:frame draw:style-name="gr3" draw:layer="layout" svg:width="0.624cm" svg:height="0.529cm" svg:x="7.745cm" svg:y="1.0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4" draw:text-style-name="P3" draw:layer="layout" svg:width="0.35cm" svg:height="0.084cm" draw:transform="rotate (1.37339958839408) translate (7.99307653624318cm 1.91861520683631cm)" svg:viewBox="0 0 351 85" svg:d="m0 16511c23 6 45-2 64-6 22-6 45-9 67-13s42-13 64-16c23-2 47-10 67-17 21-7 38-12 57-25l27-5 5-1">
          <text:p/>
        </draw:path>
        <draw:path draw:style-name="gr4" draw:text-style-name="P3" draw:layer="layout" svg:width="0.426cm" svg:height="0.055cm" draw:transform="rotate (2.14710404580302) translate (7.8736261770663cm 1.16093930037608cm)" svg:viewBox="0 0 427 56" svg:d="m0 11984c26-2 50 11 73 10 29-2 58-8 84-8s56 1 81-3c29-5 61-9 88-19 29-10 60-12 88-21l13-5">
          <text:p/>
        </draw:path>
        <draw:line draw:style-name="gr5" draw:text-style-name="P3" draw:layer="layout" svg:x1="7.696cm" svg:y1="0.855cm" svg:x2="7.645cm" svg:y2="0.804cm">
          <text:p/>
        </draw:line>
        <draw:frame draw:style-name="gr1" draw:text-style-name="P2" draw:layer="layout" svg:width="0.689cm" svg:height="0.558cm" svg:x="6.63cm" svg:y="0.958cm">
          <draw:text-box>
            <text:p><text:span text:style-name="T2">a</text:span><text:span text:style-name="T3">1</text:span></text:p>
          </draw:text-box>
        </draw:frame>
        <draw:frame draw:style-name="gr1" draw:text-style-name="P2" draw:layer="layout" svg:width="0.689cm" svg:height="0.558cm" svg:x="4.882cm" svg:y="2.716cm">
          <draw:text-box>
            <text:p><text:span text:style-name="T2">a</text:span><text:span text:style-name="T3">2</text:span></text:p>
          </draw:text-box>
        </draw:frame>
        <draw:line draw:style-name="gr6" draw:text-style-name="P3" draw:layer="layout" svg:x1="6.461cm" svg:y1="2.286cm" svg:x2="6.37cm" svg:y2="2.387cm">
          <text:p/>
        </draw:line>
        <draw:line draw:style-name="gr6" draw:text-style-name="P3" draw:layer="layout" svg:x1="6.36cm" svg:y1="2.286cm" svg:x2="6.471cm" svg:y2="2.387cm">
          <text:p/>
        </draw:line>
        <draw:line draw:style-name="gr6" draw:text-style-name="P3" draw:layer="layout" svg:x1="5.353cm" svg:y1="1.29cm" svg:x2="5.455cm" svg:y2="1.392cm">
          <text:p/>
        </draw:line>
        <draw:line draw:style-name="gr6" draw:text-style-name="P3" draw:layer="layout" svg:x1="5.456cm" svg:y1="1.29cm" svg:x2="5.354cm" svg:y2="1.402cm">
          <text:p/>
        </draw:line>
        <draw:line draw:style-name="gr6" draw:text-style-name="P3" draw:layer="layout" svg:x1="5.242cm" svg:y1="1.452cm" svg:x2="5.344cm" svg:y2="1.554cm">
          <text:p/>
        </draw:line>
        <draw:line draw:style-name="gr6" draw:text-style-name="P3" draw:layer="layout" svg:x1="5.344cm" svg:y1="1.452cm" svg:x2="5.242cm" svg:y2="1.554cm">
          <text:p/>
        </draw:line>
        <draw:line draw:style-name="gr6" draw:text-style-name="P3" draw:layer="layout" svg:x1="6.299cm" svg:y1="2.448cm" svg:x2="6.197cm" svg:y2="2.55cm">
          <text:p/>
        </draw:line>
        <draw:line draw:style-name="gr6" draw:text-style-name="P3" draw:layer="layout" svg:x1="6.197cm" svg:y1="2.448cm" svg:x2="6.299cm" svg:y2="2.55cm">
          <text:p/>
        </draw:line>
        <draw:line draw:style-name="gr7" draw:text-style-name="P3" draw:layer="layout" svg:x1="7.686cm" svg:y1="1.923cm" svg:x2="8.418cm" svg:y2="1.923cm">
          <text:p/>
        </draw:line>
        <draw:path draw:style-name="gr2" draw:text-style-name="P3" draw:layer="layout" svg:width="3.068cm" svg:height="3.068cm" draw:transform="rotate (0.7853981633973) translate (3.69981317009274cm 1.90416800154775cm)" svg:viewBox="0 0 3069 3069" svg:d="m1444 10749h224v-199c518-59 909-456 959-978h209v-224h-209c-48-520-434-916-949-979v-220h-224v214c-544 35-958 437-1013 974h-197v224h195c47 543 460 952 1005 993zm90-2629c870 0 1535 664 1535 1534s-665 1535-1535 1535-1534-665-1534-1535 664-1534 1534-1534z">
          <text:p/>
        </draw:path>
        <draw:frame draw:style-name="gr8" draw:text-style-name="P1" draw:layer="layout" svg:width="0.943cm" svg:height="0.882cm" svg:x="5.9cm" svg:y="1.516cm">
          <draw:text-box>
            <text:p><text:span text:style-name="T1">N</text:span></text:p>
          </draw:text-box>
        </draw:frame>
        <draw:path draw:style-name="gr9" draw:text-style-name="P3" draw:layer="layout" svg:width="1.109cm" svg:height="1.106cm" draw:transform="rotate (0.113620934304809) translate (5.95849145470034cm 0.757374062586299cm)" svg:viewBox="0 0 1110 1107" svg:d="m320 3960c133 5 87 4 220-6 155-12 298-57 422-144 134-95 181-277 124-419-59-144-125-258-249-343-39-24-25-45-142-99-26-33-68-40-115-63-60-30-136-38-199-21-142 40-238 182-282 293-14 36-58 146-58 146-35 96-19 211-41 333l10 124c33 65 45 59 67 89l109 75c88 30 89 23 134 35">
          <text:p/>
        </draw:path>
        <draw:path draw:style-name="gr9" draw:text-style-name="P3" draw:layer="layout" svg:width="1.109cm" svg:height="1.106cm" draw:transform="rotate (1.68441726109941) translate (4.68147456764954cm 1.81199382667368cm)" svg:viewBox="0 0 1110 1107" svg:d="m320 9996c133 5 87 4 220-6 155-12 298-57 422-145 134-95 181-277 124-418-59-145-125-258-249-344-39-23-25-45-142-98-26-33-68-40-115-64-60-30-136-37-199-20-142 40-238 182-282 292-14 37-58 147-58 147-35 96-19 211-41 332l10 124c33 65 45 60 67 90l109 74c88 30 89 24 134 36">
          <text:p/>
        </draw:path>
        <draw:path draw:style-name="gr9" draw:text-style-name="P3" draw:layer="layout" svg:width="1.109cm" svg:height="1.106cm" draw:transform="rotate (-3.02797171928558) translate (5.79699382667347cm 3.11552543235062cm)" svg:viewBox="0 0 1110 1107" svg:d="m320-6401c133 5 87 3 220-6 155-12 298-57 422-145 134-95 181-277 124-418-59-145-125-258-249-344-39-23-25-45-142-98-26-33-68-40-115-64-60-30-136-37-199-20-142 40-238 182-282 292-14 37-58 147-58 147-35 95-19 211-41 332l10 124c33 65 45 60 67 89l109 75c88 30 89 24 134 36">
          <text:p/>
        </draw:path>
        <draw:path draw:style-name="gr9" draw:text-style-name="P3" draw:layer="layout" svg:width="1.109cm" svg:height="1.106cm" draw:transform="rotate (-1.45717539249098) translate (7.07352543235078cm 2.01300617332675cm)" svg:viewBox="0 0 1110 1107" svg:d="m320-12495c133 5 87 3 220-7 155-11 298-56 422-144 134-95 181-277 124-418-59-145-125-258-249-344-39-23-25-45-142-98-26-34-68-40-115-64-60-30-136-37-199-21-142 41-238 183-282 293-14 37-58 147-58 147-35 95-19 211-41 332l10 124c33 65 45 60 67 89l109 75c88 30 89 24 134 36">
          <text:p/>
        </draw:path>
        <draw:line draw:style-name="gr5" draw:text-style-name="P3" draw:layer="layout" svg:x1="6.65cm" svg:y1="1.791cm" svg:x2="6.863cm" svg:y2="1.689cm">
          <text:p/>
        </draw:line>
        <draw:line draw:style-name="gr5" draw:text-style-name="P3" draw:layer="layout" svg:x1="6.67cm" svg:y1="2.106cm" svg:x2="6.823cm" svg:y2="2.156cm">
          <text:p/>
        </draw:line>
        <draw:line draw:style-name="gr5" draw:text-style-name="P3" draw:layer="layout" svg:x1="5.146cm" svg:y1="2.095cm" svg:x2="4.943cm" svg:y2="2.146cm">
          <text:p/>
        </draw:line>
        <draw:line draw:style-name="gr5" draw:text-style-name="P3" draw:layer="layout" svg:x1="5.126cm" svg:y1="1.709cm" svg:x2="4.913cm" svg:y2="1.659cm">
          <text:p/>
        </draw:line>
        <draw:line draw:style-name="gr5" draw:text-style-name="P3" draw:layer="layout" svg:x1="5.644cm" svg:y1="2.878cm" svg:x2="5.715cm" svg:y2="2.664cm">
          <text:p/>
        </draw:line>
        <draw:line draw:style-name="gr5" draw:text-style-name="P3" draw:id="id3" draw:layer="layout" svg:x1="6.091cm" svg:y1="2.837cm" svg:x2="6.03cm" svg:y2="2.634cm">
          <text:p/>
        </draw:line>
        <draw:line draw:style-name="gr5" draw:text-style-name="P3" draw:layer="layout" svg:x1="6.122cm" svg:y1="0.958cm" svg:x2="6.05cm" svg:y2="1.191cm">
          <text:p/>
        </draw:line>
        <draw:line draw:style-name="gr5" draw:text-style-name="P3" draw:layer="layout" svg:x1="5.644cm" svg:y1="0.958cm" svg:x2="5.736cm" svg:y2="1.171cm">
          <text:p/>
        </draw:line>
        <draw:frame draw:style-name="gr1" draw:text-style-name="P4" draw:id="id1" draw:layer="layout" svg:width="4.071cm" svg:height="1.353cm" svg:x="0.528cm" svg:y="0.15cm">
          <draw:text-box>
            <text:p><text:span text:style-name="T4">شمالی قطب پر فلکس محور سے</text:span></text:p>
            <text:p><text:span text:style-name="T4">باہر کی جانب نکل رہا ہے</text:span></text:p>
          </draw:text-box>
        </draw:frame>
        <draw:connector draw:style-name="gr5" draw:text-style-name="P3" draw:layer="layout" draw:type="curve" svg:x1="2.563cm" svg:y1="1.503cm" svg:x2="4.636cm" svg:y2="1.548cm" draw:start-shape="id1" draw:start-glue-point="2" svg:d="m2563 1503c0 373 2073 351 2073 45">
          <text:p/>
        </draw:connector>
        <draw:frame draw:style-name="gr10" draw:text-style-name="P4" draw:id="id2" draw:layer="layout" svg:width="3.606cm" svg:height="1.353cm" svg:x="0.741cm" svg:y="1.828cm">
          <draw:text-box>
            <text:p><text:span text:style-name="T4">جنوبی قطب پر فلکس محور</text:span></text:p>
            <text:p><text:span text:style-name="T4"><text:s/></text:span><text:span text:style-name="T4">کی جانب اندر جا رہا ہے</text:span></text:p>
          </draw:text-box>
        </draw:frame>
        <draw:connector draw:style-name="gr5" draw:text-style-name="P3" draw:layer="layout" draw:type="curve" draw:line-skew="-0.269cm" svg:x1="2.544cm" svg:y1="3.181cm" svg:x2="6.06cm" svg:y2="2.837cm" draw:start-shape="id2" draw:end-shape="id3" draw:end-glue-point="2" svg:d="m2544 3181c0 348 3516 520 3516-344">
          <text:p/>
        </draw:connector>
        <draw:custom-shape draw:style-name="gr11" draw:text-style-name="P3" draw:layer="layout" svg:width="0.163cm" svg:height="0.163cm" svg:x="5.201cm" svg:y="2.265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5.333cm" svg:y="2.42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5.211cm" svg:y="1.422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5.323cm" svg:y="1.264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6.167cm" svg:y="2.41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6.339cm" svg:y="2.255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6.359cm" svg:y="1.422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6.166cm" svg:y="1.32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3" draw:layer="layout" svg:width="0.061cm" svg:height="0.061cm" svg:x="5.252cm" svg:y="2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061cm" svg:height="0.061cm" svg:x="5.384cm" svg:y="2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061cm" svg:height="0.061cm" svg:x="6.41cm" svg:y="1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061cm" svg:height="0.061cm" svg:x="6.217cm" svg:y="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163cm" svg:height="0.163cm" svg:x="4.967cm" svg:y="0.955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4.937cm" svg:y="2.651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6.644cm" svg:y="2.651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0.163cm" svg:height="0.163cm" svg:x="6.634cm" svg:y="0.985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20T19:32:49</dc:date>
    <dc:creator>khalid khan</dc:creator>
    <meta:editing-duration>PT10H28M34S</meta:editing-duration>
    <meta:editing-cycles>40</meta:editing-cycles>
    <meta:generator>OpenOffice.org/3.1$Linux OpenOffice.org_project/310m19$Build-9420</meta:generator>
    <meta:document-statistic meta:object-count="5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m</math:mi>
    </math:msub>
    <math:annotation math:encoding="StarMath 5.0">%theta_m</math:annotation>
  </math:semantics>
</math:math>
</file>